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Code392" svg:font-family="CCode39" style:font-family-generic="roman"/>
    <style:font-face style:name="Code1281" svg:font-family="Code128" style:font-family-generic="roman"/>
    <style:font-face style:name="Helvetica1" svg:font-family="Helvetica" style:font-family-generic="roman"/>
    <style:font-face style:name="CCode39" svg:font-family="CCode39" style:font-pitch="variable"/>
    <style:font-face style:name="CCode391" svg:font-family="CCode39" style:font-family-generic="roman" style:font-pitch="variable"/>
    <style:font-face style:name="Code128" svg:font-family="Code128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1pt" style:font-size-asian="11pt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Code39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Code39" officeooo:paragraph-rsid="0007e3b3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ize="11pt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CCode39" fo:font-size="24pt" style:font-size-asian="24pt" style:font-size-complex="24pt"/>
    </style:style>
    <style:style style:name="T1" style:family="text">
      <style:text-properties fo:color="#000000" style:font-name="Code1281"/>
    </style:style>
    <style:style style:name="T2" style:family="text">
      <style:text-properties fo:color="#000000" style:font-name="Code1281" fo:font-size="32pt" style:font-size-asian="32pt"/>
    </style:style>
    <style:style style:name="T3" style:family="text">
      <style:text-properties fo:color="#000000" style:font-name="Helvetica1" fo:font-size="11pt" style:font-size-asian="11pt"/>
    </style:style>
    <style:style style:name="T4" style:family="text">
      <style:text-properties fo:color="#000000" fo:font-size="32pt" style:font-size-asian="32pt"/>
    </style:style>
    <style:style style:name="T5" style:family="text">
      <style:text-properties fo:color="#000000" fo:font-size="32pt" fo:font-weight="bold" style:font-size-asian="32pt" style:font-weight-asian="bold" style:font-weight-complex="bold"/>
    </style:style>
    <style:style style:name="T6" style:family="text">
      <style:text-properties fo:color="#000000" style:font-name="CCode392" fo:font-size="24pt" style:font-size-asian="24pt"/>
    </style:style>
    <style:style style:name="T7" style:family="text">
      <style:text-properties fo:color="#000000" style:font-name="CCode392" fo:font-size="24pt" fo:font-weight="bold" style:font-size-asian="24pt" style:font-weight-asian="bold" style:font-weight-complex="bold"/>
    </style:style>
    <style:style style:name="T8" style:family="text">
      <style:text-properties fo:color="#000000" style:font-name="CCode392" fo:font-size="32pt" officeooo:rsid="0007e3b3" style:font-size-asian="32pt"/>
    </style:style>
    <style:style style:name="T9" style:family="text">
      <style:text-properties fo:color="#000000" style:font-name="CCode392" fo:font-weight="bold" style:font-weight-asian="bold" style:font-weight-complex="bold"/>
    </style:style>
    <style:style style:name="T10" style:family="text">
      <style:text-properties fo:color="#00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9">*LOGIN*</text:span></text:p>
      <text:p text:style-name="P1"><text:span text:style-name="T3">LOGIN</text:span></text:p>
      <text:p text:style-name="P2"/>
      <text:p text:style-name="P3"><text:span text:style-name="T6">*LOGOUT*</text:span></text:p>
      <text:p text:style-name="P1"><text:span text:style-name="T3">LOGOUT</text:span></text:p>
      <text:p text:style-name="P5"><text:span text:style-name="T1"/></text:p>
      <text:p text:style-name="P4"><text:span text:style-name="T6">*A01.01*</text:span></text:p>
      <text:p text:style-name="P1"><text:span text:style-name="T3">A01.01</text:span></text:p>
      <text:p text:style-name="P2"/>
      <text:p text:style-name="P3"><text:span text:style-name="T6">*JEFFW*</text:span></text:p>
      <text:p text:style-name="P1"><text:span text:style-name="T3">JEFFW</text:span></text:p>
      <text:p text:style-name="P2"/>
      <text:p text:style-name="P3"><text:span text:style-name="T6">*START PICK*</text:span></text:p>
      <text:p text:style-name="P1"><text:span text:style-name="T3">START PICK</text:span></text:p>
      <text:p text:style-name="P2"/>
      <text:p text:style-name="P3"><text:span text:style-name="T6">*123*</text:span></text:p>
      <text:p text:style-name="P1"><text:span text:style-name="T3">123</text:span></text:p>
      <text:p text:style-name="P2"/>
      <text:p text:style-name="P4"><text:span text:style-name="T6">*456*</text:span></text:p>
      <text:p text:style-name="P1"><text:span text:style-name="T3">456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Code392" svg:font-family="CCode39" style:font-family-generic="roman"/>
    <style:font-face style:name="Code1281" svg:font-family="Code128" style:font-family-generic="roman"/>
    <style:font-face style:name="Helvetica1" svg:font-family="Helvetica" style:font-family-generic="roman"/>
    <style:font-face style:name="CCode39" svg:font-family="CCode39" style:font-pitch="variable"/>
    <style:font-face style:name="CCode391" svg:font-family="CCode39" style:font-family-generic="roman" style:font-pitch="variable"/>
    <style:font-face style:name="Code128" svg:font-family="Code128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30:14</meta:creation-date>
    <meta:print-date>2013-02-22T14:41:19</meta:print-date>
    <dc:date>2013-02-22T14:46:40</dc:date>
    <meta:editing-duration>PT56S</meta:editing-duration>
    <meta:editing-cycles>1</meta:editing-cycles>
    <meta:document-statistic meta:table-count="0" meta:image-count="0" meta:object-count="0" meta:page-count="1" meta:paragraph-count="14" meta:word-count="16" meta:character-count="90" meta:non-whitespace-character-count="88"/>
    <meta:generator>LibreOffice/4.0.0.3$MacOSX_x86 LibreOffice_project/53fd80e80f44edd735c18dbc5b6cde811e0a15c</meta:generator>
  </office:meta>
</office:document-meta>
</file>